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text-underline-style="solid" style:text-underline-width="auto" style:text-underline-color="font-color" fo:font-weight="bold" officeooo:rsid="001d4313" officeooo:paragraph-rsid="001d4313" style:font-weight-asian="bold" style:font-weight-complex="bold"/>
    </style:style>
    <style:style style:name="P2" style:family="paragraph" style:parent-style-name="Text_20_body">
      <style:text-properties fo:language="en" fo:country="US" fo:font-weight="normal" officeooo:rsid="001d4313" officeooo:paragraph-rsid="001d4313" style:font-weight-asian="normal" style:font-weight-complex="normal"/>
    </style:style>
    <style:style style:name="P3" style:family="paragraph" style:parent-style-name="Standard">
      <style:text-properties fo:language="en" fo:country="US" officeooo:rsid="00189385" officeooo:paragraph-rsid="00189385"/>
    </style:style>
    <style:style style:name="P4" style:family="paragraph" style:parent-style-name="Standard">
      <style:text-properties fo:language="en" fo:country="US" officeooo:rsid="0019d5c2" officeooo:paragraph-rsid="0019d5c2"/>
    </style:style>
    <style:style style:name="P5" style:family="paragraph" style:parent-style-name="Standard">
      <style:text-properties fo:language="en" fo:country="US" officeooo:rsid="001a7fbd" officeooo:paragraph-rsid="001a7fbd"/>
    </style:style>
    <style:style style:name="P6" style:family="paragraph" style:parent-style-name="Standard">
      <style:text-properties fo:language="en" fo:country="US" fo:font-weight="bold" officeooo:rsid="001a7fbd" officeooo:paragraph-rsid="001a7fbd" style:font-weight-asian="bold" style:font-weight-complex="bold"/>
    </style:style>
    <style:style style:name="P7" style:family="paragraph" style:parent-style-name="Standard">
      <style:text-properties fo:language="en" fo:country="US" fo:font-weight="bold" officeooo:rsid="001c0320" officeooo:paragraph-rsid="001c0320" style:font-weight-asian="bold" style:font-weight-complex="bold"/>
    </style:style>
    <style:style style:name="P8" style:family="paragraph" style:parent-style-name="Standard">
      <style:text-properties fo:language="en" fo:country="US" fo:font-weight="normal" officeooo:rsid="001a7fbd" officeooo:paragraph-rsid="001a7fbd" style:font-weight-asian="normal" style:font-weight-complex="normal"/>
    </style:style>
    <style:style style:name="P9" style:family="paragraph" style:parent-style-name="Standard">
      <style:text-properties fo:language="en" fo:country="US" fo:font-weight="normal" officeooo:rsid="001c0320" officeooo:paragraph-rsid="001c0320" style:font-weight-asian="normal" style:font-weight-complex="normal"/>
    </style:style>
    <style:style style:name="P10" style:family="paragraph" style:parent-style-name="Standard">
      <style:text-properties fo:language="en" fo:country="US" style:text-underline-style="solid" style:text-underline-width="auto" style:text-underline-color="font-color" fo:font-weight="bold" officeooo:rsid="001c0320" officeooo:paragraph-rsid="001c0320" style:font-weight-asian="bold" style:font-weight-complex="bold"/>
    </style:style>
    <style:style style:name="P11" style:family="paragraph" style:parent-style-name="Standard">
      <style:text-properties fo:language="en" fo:country="US" style:text-underline-style="none" fo:font-weight="normal" officeooo:rsid="001c0320" officeooo:paragraph-rsid="001d4313" style:font-weight-asian="normal" style:font-weight-complex="normal"/>
    </style:style>
    <style:style style:name="P12" style:family="paragraph" style:parent-style-name="Standard">
      <style:text-properties fo:language="en" fo:country="US" style:text-underline-style="none" fo:font-weight="normal" officeooo:rsid="001d4313" officeooo:paragraph-rsid="001d4313" style:font-weight-asian="normal" style:font-weight-complex="normal"/>
    </style:style>
    <style:style style:name="P13" style:family="paragraph" style:parent-style-name="Standard">
      <style:text-properties fo:language="en" fo:country="US" style:text-underline-style="none" fo:font-weight="normal" officeooo:rsid="001e6689" officeooo:paragraph-rsid="001e6689" style:font-weight-asian="normal" style:font-weight-complex="normal"/>
    </style:style>
    <style:style style:name="P14" style:family="paragraph" style:parent-style-name="Standard">
      <style:text-properties fo:language="en" fo:country="US" style:text-underline-style="none" fo:font-weight="normal" officeooo:rsid="002053c4" officeooo:paragraph-rsid="002053c4" style:font-weight-asian="normal" style:font-weight-complex="normal"/>
    </style:style>
    <style:style style:name="P15" style:family="paragraph" style:parent-style-name="Standard">
      <style:paragraph-properties fo:text-align="center" style:justify-single-word="false"/>
      <style:text-properties fo:font-size="18pt" fo:language="en" fo:country="US" fo:font-weight="bold" officeooo:rsid="00189385" officeooo:paragraph-rsid="00189385" style:font-size-asian="18pt" style:font-weight-asian="bold" style:font-size-complex="18pt" style:font-weight-complex="bold"/>
    </style:style>
    <style:style style:name="P16" style:family="paragraph" style:parent-style-name="Heading_20_3">
      <style:text-properties fo:language="en" fo:country="US" officeooo:rsid="00189385" officeooo:paragraph-rsid="00189385"/>
    </style:style>
    <style:style style:name="P17" style:family="paragraph" style:parent-style-name="Heading_20_3">
      <style:text-properties fo:language="en" fo:country="US" officeooo:rsid="0019d5c2" officeooo:paragraph-rsid="0019d5c2"/>
    </style:style>
    <style:style style:name="P18" style:family="paragraph" style:parent-style-name="Heading_20_3">
      <style:text-properties fo:language="en" fo:country="US" fo:font-weight="bold" officeooo:rsid="001c0320" officeooo:paragraph-rsid="001c0320" style:font-weight-asian="bold" style:font-weight-complex="bold"/>
    </style:style>
    <style:style style:name="P19" style:family="paragraph" style:parent-style-name="Heading_20_3">
      <style:text-properties fo:language="en" fo:country="US" style:text-underline-style="none" fo:font-weight="bold" officeooo:rsid="001d4313" officeooo:paragraph-rsid="001d4313" style:font-weight-asian="bold" style:font-weight-complex="bold"/>
    </style:style>
    <style:style style:name="P20" style:family="paragraph" style:parent-style-name="Standard">
      <style:text-properties fo:language="en" fo:country="US" style:text-underline-style="solid" style:text-underline-width="auto" style:text-underline-color="font-color" fo:font-weight="bold" officeooo:rsid="0020dd9c" officeooo:paragraph-rsid="0020dd9c" style:font-weight-asian="bold" style:font-weight-complex="bold"/>
    </style:style>
    <style:style style:name="P21" style:family="paragraph" style:parent-style-name="Standard">
      <style:text-properties fo:language="en" fo:country="US" style:text-underline-style="solid" style:text-underline-width="auto" style:text-underline-color="font-color" fo:font-weight="normal" officeooo:rsid="001d4313" officeooo:paragraph-rsid="001c0320" style:font-weight-asian="normal" style:font-weight-complex="normal"/>
    </style:style>
    <style:style style:name="P22" style:family="paragraph" style:parent-style-name="Standard">
      <style:text-properties fo:language="en" fo:country="US" style:text-underline-style="solid" style:text-underline-width="auto" style:text-underline-color="font-color" fo:font-weight="normal" officeooo:rsid="001d4313" officeooo:paragraph-rsid="001d4313" style:font-weight-asian="normal" style:font-weight-complex="normal"/>
    </style:style>
    <style:style style:name="P23" style:family="paragraph" style:parent-style-name="Standard" style:list-style-name="L2">
      <style:text-properties fo:language="en" fo:country="US" style:text-underline-style="solid" style:text-underline-width="auto" style:text-underline-color="font-color" fo:font-weight="normal" officeooo:rsid="001d4313" officeooo:paragraph-rsid="001e6689" style:font-weight-asian="normal" style:font-weight-complex="normal"/>
    </style:style>
    <style:style style:name="P24" style:family="paragraph" style:parent-style-name="Standard">
      <style:text-properties fo:language="en" fo:country="US" style:text-underline-style="solid" style:text-underline-width="auto" style:text-underline-color="font-color" fo:font-weight="normal" officeooo:rsid="001d4313" officeooo:paragraph-rsid="001e6689" style:font-weight-asian="normal" style:font-weight-complex="normal"/>
    </style:style>
    <style:style style:name="P25" style:family="paragraph" style:parent-style-name="Standard" style:list-style-name="L2">
      <style:text-properties fo:language="en" fo:country="US" style:text-underline-style="solid" style:text-underline-width="auto" style:text-underline-color="font-color" fo:font-weight="normal" officeooo:rsid="001c0320" officeooo:paragraph-rsid="001e6689" style:font-weight-asian="normal" style:font-weight-complex="normal"/>
    </style:style>
    <style:style style:name="P26" style:family="paragraph" style:parent-style-name="Standard" style:list-style-name="L1">
      <style:text-properties fo:language="en" fo:country="US" style:text-underline-style="none" fo:font-weight="normal" officeooo:rsid="002053c4" officeooo:paragraph-rsid="002053c4" style:font-weight-asian="normal" style:font-weight-complex="normal"/>
    </style:style>
    <style:style style:name="P27" style:family="paragraph" style:parent-style-name="Standard" style:list-style-name="L2">
      <style:text-properties fo:language="en" fo:country="US" style:text-underline-style="none" fo:font-weight="normal" officeooo:rsid="001e6689" officeooo:paragraph-rsid="001e6689" style:font-weight-asian="normal" style:font-weight-complex="normal"/>
    </style:style>
    <style:style style:name="P28" style:family="paragraph" style:parent-style-name="Standard" style:list-style-name="L2">
      <style:text-properties fo:language="en" fo:country="US" fo:font-weight="bold" officeooo:rsid="001c0320" officeooo:paragraph-rsid="001e6689" style:font-weight-asian="bold" style:font-weight-complex="bold"/>
    </style:style>
    <style:style style:name="P29" style:family="paragraph" style:parent-style-name="Standard" style:list-style-name="L1">
      <style:text-properties officeooo:paragraph-rsid="002053c4"/>
    </style:style>
    <style:style style:name="T1" style:family="text">
      <style:text-properties officeooo:rsid="00189385"/>
    </style:style>
    <style:style style:name="T2" style:family="text">
      <style:text-properties fo:language="en" fo:country="US" style:text-underline-style="none" fo:font-weight="normal" officeooo:rsid="002053c4" style:font-weight-asian="normal" style:font-weight-complex="normal"/>
    </style:style>
    <style:style style:name="T3" style:family="text">
      <style:text-properties fo:language="en" fo:country="US" officeooo:rsid="002053c4"/>
    </style:style>
    <style:style style:name="T4" style:family="text">
      <style:text-properties officeooo:rsid="0019d5c2"/>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officeooo:rsid="001c0320"/>
    </style:style>
    <style:style style:name="T9" style:family="text">
      <style:text-properties officeooo:rsid="001d4313"/>
    </style:style>
    <style:style style:name="T10" style:family="text">
      <style:text-properties officeooo:rsid="001e6689"/>
    </style:style>
    <style:style style:name="T11" style:family="text">
      <style:text-properties officeooo:rsid="002053c4"/>
    </style:style>
    <style:style style:name="T12" style:family="text">
      <style:text-properties style:text-underline-style="none"/>
    </style:style>
    <style:style style:name="T13" style:family="text">
      <style:text-properties style:text-underline-style="none" officeooo:rsid="0020dd9c"/>
    </style:style>
    <style:style style:name="T14" style:family="text">
      <style:text-properties style:text-underline-style="none" fo:font-weight="normal" officeooo:rsid="0020dd9c" style:font-weight-asian="normal" style:font-weight-complex="normal"/>
    </style:style>
    <style:style style:name="T15" style:family="text">
      <style:text-properties style:text-underline-style="none" officeooo:rsid="001d4313"/>
    </style:style>
    <style:style style:name="T16" style:family="text">
      <style:text-properties officeooo:rsid="0020dd9c"/>
    </style:style>
    <style:style style:name="T17" style:family="text">
      <style:text-properties fo:color="#1c3687"/>
    </style:style>
    <style:style style:name="T18" style:family="text">
      <style:text-properties officeooo:rsid="002397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aint-Petersburg Skater’s <text:span text:style-name="T16">M</text:span>ap </text:p>
      <text:p text:style-name="P3"/>
      <text:h text:style-name="P16" text:outline-level="3">Introduction</text:h>
      <text:p text:style-name="P3">Nowadays, people pay a lot of their attention to their health and sport. One of the most popular activities is skating. In Saint-Petersburg many people use their skates like a kind of transport and just for fun, but there is a problem when you want skating on the streets - bad conditions of our roads. </text:p>
      <text:p text:style-name="P3">The main goal of my project is to create a map, which will automatically generate the most suitable routes for skating (excluding bad or repaired roads <text:span text:style-name="T4">and having regards to skaters experiences</text:span>). </text:p>
      <text:p text:style-name="P3"/>
      <text:p text:style-name="P4"><text:span text:style-name="T6">Values/benefits</text:span>: I think, it will be a kind of social project for people, who likes skating, to help them with f<text:span text:style-name="T16">i</text:span>nding the most suitable route. They will not spend their time, trying to find the way among our streets. They will not be injured because of the holes and hillocks. </text:p>
      <text:p text:style-name="P4">In plans there’s also to add the locations of special shops with skating goods and skatingparks. It will be good for both sides. People will catch the information about shops, and shops will have more clients.</text:p>
      <text:p text:style-name="P4"/>
      <text:h text:style-name="P17" text:outline-level="3">List of Features</text:h>
      <text:p text:style-name="P6">- Registration</text:p>
      <text:p text:style-name="P5">All skaters can register on the site, to have more possibilities on the web-site and to become a part of the project.</text:p>
      <text:p text:style-name="P6">-Users will have the possibilities to add their routes and information about roads condition</text:p>
      <text:p text:style-name="P8">People, who always skating on the streets have the most actual information about road condition. Users of the map will receive points for their information and <text:span text:style-name="T8">users with the most amount of points will join to the team of administrators.</text:span></text:p>
      <text:p text:style-name="P6">-<text:span text:style-name="T8">Automatically generated routes</text:span></text:p>
      <text:p text:style-name="P9">The logic of map will analyze the given information and generate the route for the user, excluding bad roads and having regards to his or her experience. For example, if he is a beginner, the map will exclude the bridges or high hills on his way <text:span text:style-name="T16">(if it is possible)</text:span>.</text:p>
      <text:p text:style-name="P7">-Special layers with location of shops and skatingparks</text:p>
      <text:p text:style-name="P9">Users will have a possibility to choose the layers with location of shops and skatingparks in <text:span text:style-name="T1">Saint-Petersburg.</text:span></text:p>
      <text:p text:style-name="P9"/>
      <text:h text:style-name="P18" text:outline-level="3">Market Survey</text:h>
      <text:p text:style-name="P1">1. GoogleMaps</text:p>
      <text:p text:style-name="P2">In GoogleMaps there is a function to show the repaired roads and traffic jams. I want to use the same idea in showing bad road condition at the map.</text:p>
      <text:p text:style-name="P20">2. OpenStreetMap</text:p>
      <text:p text:style-name="P9">It is a kind of map, which is accessible for people. <text:span text:style-name="T9">It also has tracks and can be used by skaters. </text:span></text:p>
      <text:p text:style-name="P10"/>
      <text:p text:style-name="P20">3. GPSies</text:p>
      <text:p text:style-name="P11">An application, where you can choose tracks for different kinds of activit<text:span text:style-name="T9">y, skating among them. There people also can added their own routes.</text:span></text:p>
      <text:p text:style-name="P21"/>
      <text:p text:style-name="P20">4. Inline Map</text:p>
      <text:p text:style-name="P12"><text:soft-page-break/>The idea of this site is the closest to my idea of the map. It is the web-site with possibilities for users to add their routes for skating <text:span text:style-name="T10">and choose the level of the route(for beginners, fast and etc.)</text:span>, but there is no information about road condition.</text:p>
      <text:p text:style-name="P22"/>
      <text:p text:style-name="P20">5. SwitzerlandMobility</text:p>
      <text:p text:style-name="P12">Beautiful website with routes for skaters with information about it’s length <text:span text:style-name="T10">and fitness level, but there is no possibility to add your own route.</text:span></text:p>
      <text:p text:style-name="P12"/>
      <text:h text:style-name="P19" text:outline-level="3">References</text:h>
      <text:p text:style-name="P14">MATERIALS:</text:p>
      <text:list xml:id="list4110673603" text:style-name="L1">
        <text:list-item>
          <text:p text:style-name="P29"><text:a xlink:type="simple" xlink:href="https://www.oreilly.com/library/view/graph-algorithms/9781492047674/ch04.html" text:style-name="Internet_20_link" text:visited-style-name="Visited_20_Internet_20_Link">https://www.oreilly.com/library/view/graph-algorithms/9781492047674/ch04.html</text:a><text:span text:style-name="T2"> -</text:span>Pathfinding and Graph Search Algorithms <text:span text:style-name="T3">for generating the routes</text:span></text:p>
        </text:list-item>
        <text:list-item>
          <text:p text:style-name="P29"><text:a xlink:type="simple" xlink:href="https://developers.google.com/maps/documentation" text:style-name="Internet_20_link" text:visited-style-name="Visited_20_Internet_20_Link">https://developers.google.com/maps/documentation</text:a><text:span text:style-name="T2"> - Google Maps Platform<text:line-break/>Documentation</text:span></text:p>
        </text:list-item>
        <text:list-item>
          <text:p text:style-name="P29"><text:a xlink:type="simple" xlink:href="https://wiki.openstreetmap.org/wiki/RU" text:style-name="Internet_20_link" text:visited-style-name="Visited_20_Internet_20_Link">https://wiki.openstreetmap.org/wiki/RU</text:a><text:span text:style-name="T2"> – OpenStreetMap Guide</text:span></text:p>
        </text:list-item>
        <text:list-item>
          <text:p text:style-name="P29"><text:a xlink:type="simple" xlink:href="https://maphub.net/explore" text:style-name="Internet_20_link" text:visited-style-name="Visited_20_Internet_20_Link">https://maphub.net/explore</text:a><text:span text:style-name="T2"> – MapHub - Create interactive maps</text:span></text:p>
        </text:list-item>
        <text:list-item>
          <text:p text:style-name="P29"><text:a xlink:type="simple" xlink:href="https://whitefuse.com/blog/how-get-interactive-map-your-website" text:style-name="Internet_20_link" text:visited-style-name="Visited_20_Internet_20_Link">https://whitefuse.com/blog/how-get-interactive-map-your-website</text:a><text:span text:style-name="T2"> – White Fuse - </text:span><text:bookmark text:name="page-title"/><text:span text:style-name="T2">Create an interactive map for your website</text:span></text:p>
          <text:p text:style-name="P26"/>
        </text:list-item>
      </text:list>
      <text:p text:style-name="P13">WEBSITES:</text:p>
      <text:list xml:id="list4099683235" text:style-name="L2">
        <text:list-item>
          <text:p text:style-name="P27"><text:a xlink:type="simple" xlink:href="http://www.google.com/maps" text:style-name="Internet_20_link" text:visited-style-name="Visited_20_Internet_20_Link">www.google.com/maps</text:a> - <text:span text:style-name="T11">GoogleMaps</text:span></text:p>
        </text:list-item>
        <text:list-item>
          <text:p text:style-name="P28"><text:a xlink:type="simple" xlink:href="http://www.openstreetmap.org/" text:style-name="Internet_20_link" text:visited-style-name="Visited_20_Internet_20_Link"><text:span text:style-name="T7">www.openstreetmap.org</text:span></text:a><text:span text:style-name="T5"> </text:span><text:span text:style-name="T12"><text:s/>- </text:span><text:span text:style-name="T14">OpenStreetMap</text:span></text:p>
        </text:list-item>
        <text:list-item>
          <text:p text:style-name="P25"><text:span text:style-name="T17">m.gpsies.com/home.do</text:span> <text:span text:style-name="T12">- </text:span><text:span text:style-name="T13">GPSies</text:span></text:p>
        </text:list-item>
        <text:list-item>
          <text:p text:style-name="P25"><text:a xlink:type="simple" xlink:href="http://www.inlinemap.net/" text:style-name="Internet_20_link" text:visited-style-name="Visited_20_Internet_20_Link"><text:span text:style-name="T9">http://www.inlinemap.net</text:span></text:a><text:span text:style-name="T9"> </text:span><text:span text:style-name="T15">– Inline Map</text:span></text:p>
        </text:list-item>
        <text:list-item>
          <text:p text:style-name="P23"><text:a xlink:type="simple" xlink:href="http://www.schweizmobil.ch/en/skating-in-switzerland.html" text:style-name="Internet_20_link" text:visited-style-name="Visited_20_Internet_20_Link">www.schweizmobil.ch/en/skating-in-switzerland.html</text:a><text:span text:style-name="T17"> –</text:span><text:span text:style-name="T12"> </text:span><text:span text:style-name="T13">SwitzerlandMobility</text:span></text:p>
        </text:list-item>
      </text:list>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pan text:style-name="T13"/></text:p>
      <text:p text:style-name="P24"><text:soft-page-break/><text:span text:style-name="T13"/></text:p>
      <text:p text:style-name="P2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2:52:20.650000000</meta:creation-date>
    <dc:date>2019-11-24T20:01:45.822000000</dc:date>
    <meta:editing-duration>PT4H9M35S</meta:editing-duration>
    <meta:editing-cycles>2</meta:editing-cycles>
    <meta:generator>LibreOffice/5.4.4.2$Windows_x86 LibreOffice_project/2524958677847fb3bb44820e40380acbe820f960</meta:generator>
    <meta:document-statistic meta:table-count="0" meta:image-count="0" meta:object-count="0" meta:page-count="3" meta:paragraph-count="40" meta:word-count="557" meta:character-count="3562" meta:non-whitespace-character-count="3044"/>
  </office:meta>
</office:document-meta>
</file>